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vw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5" table:default-cell-style-name="ce6"/>
        <table:table-column table:style-name="co6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8" table:number-columns-repeated="980" table:default-cell-style-name="ce2"/>
        <table:table-column table:style-name="co18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5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vwx.A1:vwx.AP10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.00.0000</text:date>, <text:time style:data-style-name="N2" text:time-value="0000-00-00T11:01:15.1513119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5-01T11:13:22.314380735</dc:date>
    <meta:editing-duration>PT4S</meta:editing-duration>
    <meta:editing-cycles>3</meta:editing-cycles>
    <meta:generator>LibreOffice/4.1.4.2$Linux_X86_64 LibreOffice_project/410m0$Build-2</meta:generator>
    <meta:document-statistic meta:table-count="1" meta:cell-count="2094" meta:object-count="0"/>
  </office:meta>
</office:document-meta>
</file>